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12cm" fo:min-width="1.405cm"/>
    </style:style>
    <style:style style:name="gr2" style:family="graphic" style:parent-style-name="standard">
      <style:graphic-properties draw:stroke="none" draw:fill="none" fo:min-height="0cm"/>
    </style:style>
    <style:style style:name="gr3" style:family="graphic" style:parent-style-name="standard">
      <style:graphic-properties draw:stroke="none" draw:fill="none" fo:min-height="0.396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0.762cm" svg:x="2.016cm" svg:y="1.63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511cm" svg:height="0.645cm" svg:x="3.159cm" svg:y="3.413cm">
          <draw:text-box>
            <text:p text:style-name="P2">coreos.com/network/subn</text:p>
          </draw:text-box>
        </draw:frame>
        <draw:frame draw:style-name="gr3" draw:text-style-name="P3" draw:layer="layout" svg:width="1.717cm" svg:height="0.646cm" svg:x="2.077cm" svg:y="1.624cm">
          <draw:text-box>
            <text:p text:style-name="P2">flanne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4T10:44:05.831672680</meta:creation-date>
    <meta:generator>LibreOffice/6.0.7.3$Linux_X86_64 LibreOffice_project/00m0$Build-3</meta:generator>
    <dc:date>2020-12-18T17:39:42.959335378</dc:date>
    <meta:editing-duration>P4DT6H45M26S</meta:editing-duration>
    <meta:editing-cycles>2</meta:editing-cycles>
    <meta:document-statistic meta:object-count="3"/>
  </office:meta>
</office:document-meta>
</file>